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48cm" fo:min-width="3.99cm"/>
    </style:style>
    <style:style style:name="gr2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3" style:family="graphic" style:parent-style-name="standard">
      <style:graphic-properties draw:textarea-horizontal-align="justify" draw:textarea-vertical-align="middle" draw:auto-grow-height="false" fo:min-height="0.71cm" fo:min-width="6.058cm"/>
    </style:style>
    <style:style style:name="gr4" style:family="graphic" style:parent-style-name="standard">
      <style:graphic-properties draw:textarea-horizontal-align="justify" draw:textarea-vertical-align="middle" draw:auto-grow-height="false" fo:min-height="0.71cm" fo:min-width="4.059cm"/>
    </style:style>
    <style:style style:name="gr5" style:family="graphic" style:parent-style-name="standard">
      <style:graphic-properties draw:textarea-horizontal-align="justify" draw:textarea-vertical-align="middle" draw:auto-grow-height="false" fo:min-height="1.084cm" fo:min-width="2.93cm"/>
    </style:style>
    <style:style style:name="gr6" style:family="graphic" style:parent-style-name="standard">
      <style:graphic-properties draw:textarea-horizontal-align="justify" draw:textarea-vertical-align="middle" draw:auto-grow-height="false" fo:min-height="2.036cm" fo:min-width="5.342cm"/>
    </style:style>
    <style:style style:name="gr7" style:family="graphic" style:parent-style-name="standard">
      <style:graphic-properties draw:textarea-horizontal-align="justify" draw:textarea-vertical-align="middle" draw:auto-grow-height="false" fo:min-height="0.791cm" fo:min-width="3.09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style:font-name="Ubuntu Mono" fo:font-size="13pt"/>
    </style:style>
    <style:style style:name="P2" style:family="paragraph">
      <style:paragraph-properties fo:text-align="center"/>
      <style:text-properties style:font-name="Ubuntu Mono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style:font-name="Ubuntu Mono"/>
    </style:style>
    <style:style style:name="P5" style:family="paragraph">
      <loext:graphic-properties draw:fill="none"/>
      <style:paragraph-properties fo:text-align="center"/>
      <style:text-properties style:font-name="Ubuntu Mon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size-asian="13pt" style:font-size-complex="13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Ubuntu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35cm" svg:height="1.27cm" svg:x="7.35cm" svg:y="1.543cm">
          <text:p text:style-name="P1">Iniz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6.35cm" svg:height="1.27cm" svg:x="7.35cm" svg:y="27.243cm">
          <text:p text:style-name="P1">F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27cm" svg:height="1.27cm" svg:x="9.863cm" svg:y="3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0.414cm" svg:height="1.524cm" svg:x="5.318cm" svg:y="5.507cm">
          <text:p text:style-name="P1"><text:s text:c="3"/>L’utente imposta</text:p>
          <text:p text:style-name="P1">intervallo di integrazione</text:p>
          <text:p text:style-name="P1">e numero <text:span text:style-name="T1">n</text:span> di punti da generar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12" draw:id="id12" draw:layer="layout" svg:width="7.239cm" svg:height="1.524cm" svg:x="12.277cm" svg:y="14.109cm">
          <text:p text:style-name="P1">Scrivi (x,y)</text:p>
          <text:p text:style-name="P1">sia su above.txt</text:p>
          <text:p text:style-name="P1">sia su points.tx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xml:id="id11" draw:id="id11" draw:layer="layout" svg:width="7.239cm" svg:height="1.524cm" svg:x="1.277cm" svg:y="14.109cm">
          <text:p text:style-name="P1"><text:span text:style-name="T2">Scrivi (x,y)</text:span></text:p>
          <text:p text:style-name="P1"><text:span text:style-name="T2">sia su below.txt</text:span></text:p>
          <text:p text:style-name="P1"><text:span text:style-name="T2">sia su </text:span><text:span text:style-name="T2">points.tx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2" xml:id="id5" draw:id="id5" draw:layer="layout" svg:width="6.858cm" svg:height="2.667cm" svg:x="7.096cm" svg:y="11.495cm">
          <text:p text:style-name="P1"><text:span text:style-name="T2">Il punto </text:span><text:span text:style-name="T2">generato</text:span></text:p>
          <text:p text:style-name="P1"><text:span text:style-name="T2">cade sotto al</text:span></text:p>
          <text:p text:style-name="P1"><text:span text:style-name="T2">grafico di f(x)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4" draw:id="id4" draw:layer="layout" svg:width="5.842cm" svg:height="2.286cm" svg:x="7.604cm" svg:y="8.066cm">
          <text:p text:style-name="P1">Genera</text:p>
          <text:p text:style-name="P1"><text:span text:style-name="T1">n</text:span> coppie (x,y)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5.842cm" svg:height="2.286cm" svg:x="7.604cm" svg:y="15.866cm">
          <text:p text:style-name="P1">Calcola l’area del</text:p>
          <text:p text:style-name="P1">Rettangolo contenente</text:p>
          <text:p text:style-name="P1">il grafico di f(x)</text:p>
          <draw:enhanced-geometry svg:viewBox="0 0 21600 21600" draw:type="rectangle" draw:enhanced-path="M 0 0 L 21600 0 21600 21600 0 21600 0 0 Z N"/>
        </draw:custom-shape>
        <draw:custom-shape draw:style-name="gr6" draw:text-style-name="P1" xml:id="id7" draw:id="id7" draw:layer="layout" svg:width="5.842cm" svg:height="2.286cm" svg:x="7.604cm" svg:y="18.966cm">
          <text:p text:style-name="P1">Calcola il rapporto <text:span text:style-name="T1">r</text:span></text:p>
          <text:p text:style-name="P1">tra il numero di punti</text:p>
          <text:p text:style-name="P1">che cadono sotto al</text:p>
          <text:p text:style-name="P1">grafico di f(x) ed il</text:p>
          <text:p text:style-name="P1">numero totale di punti</text:p>
          <draw:enhanced-geometry svg:viewBox="0 0 21600 21600" draw:type="rectangle" draw:enhanced-path="M 0 0 L 21600 0 21600 21600 0 21600 0 0 Z N"/>
        </draw:custom-shape>
        <draw:custom-shape draw:style-name="gr6" draw:text-style-name="P1" xml:id="id8" draw:id="id8" draw:layer="layout" svg:width="5.842cm" svg:height="2.286cm" svg:x="7.604cm" svg:y="21.966cm">
          <text:p text:style-name="P1">Calcola il valore</text:p>
          <text:p text:style-name="P1">dell’integrale definito</text:p>
          <text:p text:style-name="P1">moltiplicando area del</text:p>
          <text:p text:style-name="P1">rettangolo ed <text:span text:style-name="T1">r</text:span><text:span text:style-name="T3">.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9" draw:id="id9" draw:layer="layout" svg:width="5.715cm" svg:height="1.651cm" svg:x="7.604cm" svg:y="24.949cm">
          <text:p text:style-name="P1"><text:s text:c="2"/>Stampa a schermo</text:p>
          <text:p text:style-name="P1">il valore</text:p>
          <text:p text:style-name="P1">dell’integral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3" draw:layer="layout" draw:type="line" svg:x1="10.525cm" svg:y1="2.813cm" svg:x2="10.498cm" svg:y2="3.437cm" draw:start-shape="id1" draw:start-glue-point="8" draw:end-shape="id2" draw:end-glue-point="4" svg:d="M10525 2813l-27 624" svg:viewBox="0 0 28 625">
          <text:p/>
        </draw:connector>
        <draw:connector draw:style-name="gr8" draw:text-style-name="P3" draw:layer="layout" draw:type="line" svg:x1="10.498cm" svg:y1="4.707cm" svg:x2="10.525cm" svg:y2="5.507cm" draw:start-shape="id2" draw:start-glue-point="8" draw:end-shape="id3" draw:end-glue-point="5" svg:d="M10498 4707l27 800" svg:viewBox="0 0 28 801">
          <text:p/>
        </draw:connector>
        <draw:connector draw:style-name="gr8" draw:text-style-name="P3" draw:layer="layout" draw:type="line" svg:x1="10.525cm" svg:y1="7.031cm" svg:x2="10.525cm" svg:y2="8.066cm" draw:start-shape="id3" draw:start-glue-point="8" draw:end-shape="id4" svg:d="M10525 7031v1035" svg:viewBox="0 0 1 1036">
          <text:p/>
        </draw:connector>
        <draw:connector draw:style-name="gr8" draw:text-style-name="P3" draw:layer="layout" draw:type="line" svg:x1="10.525cm" svg:y1="10.352cm" svg:x2="10.525cm" svg:y2="11.495cm" draw:start-shape="id4" draw:start-glue-point="2" draw:end-shape="id5" draw:end-glue-point="4" svg:d="M10525 10352v1143" svg:viewBox="0 0 1 1144">
          <text:p/>
        </draw:connector>
        <draw:connector draw:style-name="gr8" draw:text-style-name="P3" draw:layer="layout" draw:type="line" svg:x1="10.525cm" svg:y1="18.152cm" svg:x2="10.525cm" svg:y2="18.966cm" draw:start-shape="id6" draw:start-glue-point="2" draw:end-shape="id7" draw:end-glue-point="0" svg:d="M10525 18152v814" svg:viewBox="0 0 1 815">
          <text:p/>
        </draw:connector>
        <draw:connector draw:style-name="gr8" draw:text-style-name="P3" draw:layer="layout" draw:type="line" svg:x1="10.525cm" svg:y1="21.252cm" svg:x2="10.525cm" svg:y2="21.966cm" draw:start-shape="id7" draw:start-glue-point="2" draw:end-shape="id8" svg:d="M10525 21252v714" svg:viewBox="0 0 1 715">
          <text:p/>
        </draw:connector>
        <draw:connector draw:style-name="gr8" draw:text-style-name="P3" draw:layer="layout" draw:type="line" svg:x1="10.525cm" svg:y1="24.252cm" svg:x2="10.461cm" svg:y2="24.949cm" draw:start-shape="id8" draw:start-glue-point="2" draw:end-shape="id9" draw:end-glue-point="5" svg:d="M10525 24252l-64 697" svg:viewBox="0 0 65 698">
          <text:p/>
        </draw:connector>
        <draw:connector draw:style-name="gr8" draw:text-style-name="P3" draw:layer="layout" draw:type="line" svg:x1="10.461cm" svg:y1="26.6cm" svg:x2="10.525cm" svg:y2="27.243cm" draw:start-shape="id9" draw:start-glue-point="8" draw:end-shape="id10" draw:end-glue-point="4" svg:d="M10461 26600l64 643" svg:viewBox="0 0 65 644">
          <text:p/>
        </draw:connector>
        <draw:connector draw:style-name="gr9" draw:text-style-name="P5" draw:layer="layout" svg:x1="7.096cm" svg:y1="12.829cm" svg:x2="4.897cm" svg:y2="14.109cm" draw:start-shape="id5" draw:start-glue-point="5" draw:end-shape="id11" draw:end-glue-point="5" svg:d="M7096 12829h-2199v1280" svg:viewBox="0 0 2200 1281">
          <text:p text:style-name="P4"><text:span text:style-name="T4">s</text:span><text:span text:style-name="T4">ì</text:span></text:p>
        </draw:connector>
        <draw:connector draw:style-name="gr9" draw:text-style-name="P5" draw:layer="layout" svg:x1="13.954cm" svg:y1="12.829cm" svg:x2="15.897cm" svg:y2="14.109cm" draw:start-shape="id5" draw:start-glue-point="7" draw:end-shape="id12" draw:end-glue-point="5" svg:d="M13954 12829h1943v1280" svg:viewBox="0 0 1944 1281">
          <text:p text:style-name="P4"><text:span text:style-name="T4">n</text:span><text:span text:style-name="T4">o</text:span></text:p>
        </draw:connector>
        <draw:connector draw:style-name="gr8" draw:text-style-name="P3" draw:layer="layout" svg:x1="4.897cm" svg:y1="15.633cm" svg:x2="7.604cm" svg:y2="17.009cm" draw:start-shape="id11" draw:start-glue-point="8" draw:end-shape="id6" svg:d="M4897 15633v1376h2707" svg:viewBox="0 0 2708 1377">
          <text:p/>
        </draw:connector>
        <draw:connector draw:style-name="gr8" draw:text-style-name="P3" draw:layer="layout" svg:x1="15.897cm" svg:y1="15.633cm" svg:x2="13.446cm" svg:y2="17.009cm" draw:start-shape="id12" draw:start-glue-point="8" draw:end-shape="id6" svg:d="M15897 15633v1376h-2451" svg:viewBox="0 0 2452 137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12T23:21:09.804068543</meta:creation-date>
    <dc:date>2021-07-13T00:48:52.002350898</dc:date>
    <meta:editing-duration>PT54M47S</meta:editing-duration>
    <meta:editing-cycles>3</meta:editing-cycles>
    <meta:generator>LibreOffice/6.0.7.3$Linux_X86_64 LibreOffice_project/00m0$Build-3</meta:generator>
    <meta:document-statistic meta:object-count="24"/>
  </office:meta>
</office:document-meta>
</file>